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HelveticaNeue" svg:font-family="HelveticaNeue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ee_20_Form">
      <style:text-properties style:font-name="Helvetica Neue1" style:font-name-asian="ヒラギノ角ゴ Pro W3"/>
    </style:style>
    <style:style style:name="P2" style:family="paragraph" style:parent-style-name="Free_20_Form">
      <style:text-properties fo:language="zxx" fo:country="none"/>
    </style:style>
    <style:style style:name="P3" style:family="paragraph" style:parent-style-name="Standard">
      <style:paragraph-properties style:text-autospace="none">
        <style:tab-stops>
          <style:tab-stop style:position="0.245cm"/>
        </style:tab-stops>
      </style:paragraph-properties>
      <style:text-properties fo:color="#000000" style:text-outline="false" style:text-position="0% 100%" style:font-name="HelveticaNeue" fo:font-size="10pt" fo:letter-spacing="normal" style:text-underline-style="none" fo:font-weight="normal" style:letter-kerning="false" style:font-name-asian="HelveticaNeue" style:font-size-asian="10pt" style:font-weight-asian="normal" style:font-name-complex="HelveticaNeue" style:font-size-complex="10pt" style:font-weight-complex="normal"/>
    </style:style>
    <style:style style:name="P4" style:family="paragraph" style:parent-style-name="Standard">
      <style:paragraph-properties fo:line-height="100%">
        <style:tab-stops>
          <style:tab-stop style:position="0.245cm"/>
        </style:tab-stops>
      </style:paragraph-properties>
      <style:text-properties fo:color="#000000" style:text-outline="false" style:text-position="0% 100%" style:font-name="HelveticaNeue" fo:font-size="10pt" fo:letter-spacing="normal" style:text-underline-style="none" fo:font-weight="bold" style:letter-kerning="false" style:font-name-asian="HelveticaNeue" style:font-size-asian="10pt" style:font-weight-asian="bold" style:font-name-complex="HelveticaNeue" style:font-size-complex="10pt" style:font-weight-complex="bold"/>
    </style:style>
    <style:style style:name="P5" style:family="paragraph" style:parent-style-name="Sub-title">
      <style:paragraph-properties>
        <style:tab-stops>
          <style:tab-stop style:position="0.245cm"/>
        </style:tab-stops>
      </style:paragraph-properties>
    </style:style>
    <style:style style:name="P6" style:family="paragraph" style:parent-style-name="Title">
      <style:paragraph-properties>
        <style:tab-stops>
          <style:tab-stop style:position="0.245cm"/>
        </style:tab-stops>
      </style:paragraph-properties>
    </style:style>
    <style:style style:name="P7" style:family="paragraph" style:parent-style-name="Author_20_Information">
      <style:paragraph-properties>
        <style:tab-stops>
          <style:tab-stop style:position="0.245cm"/>
        </style:tab-stops>
      </style:paragraph-properties>
    </style:style>
    <style:style style:name="P8" style:family="paragraph" style:parent-style-name="List" style:list-style-name="Bullet_20_List"/>
    <style:style style:name="P9" style:family="paragraph" style:parent-style-name="Heading_20_1">
      <style:paragraph-properties fo:break-before="page"/>
    </style:style>
    <style:style style:name="P10" style:family="paragraph" style:parent-style-name="Free_20_Form" style:master-page-name="First_20_Page">
      <style:paragraph-properties style:page-number="auto"/>
      <style:text-properties style:font-name="Helvetica Neue1" style:font-name-asian="ヒラギノ角ゴ Pro W3"/>
    </style:style>
    <style:style style:name="P11" style:family="paragraph" style:parent-style-name="Contents_20_2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5.245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cm" fo:margin-bottom="0cm" fo:line-height="14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141cm" svg:stroke-color="#117cb2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g text:anchor-type="as-char" svg:y="0cm" draw:z-index="1" draw:style-name="gr1"><draw:line draw:style-name="gr2" draw:text-style-name="P14" svg:x1="0cm" svg:y1="0cm" svg:x2="15.24cm" svg:y2="0cm"><text:p/></draw:line><draw:frame draw:style-name="gr3" draw:text-style-name="P15" svg:width="15.241cm" svg:height="0.003cm" svg:x="0cm" svg:y="0cm"><draw:text-box><text:p/></draw:text-box></draw:frame></draw:g></text:p>
      <text:p text:style-name="P6"><text:tab/>Lab Assignment #2</text:p>
      <text:p text:style-name="P5"><text:tab/>Cryptography</text:p>
      <text:p text:style-name="P5"/>
      <text:p text:style-name="P4"><text:tab/>Steffen L. Norgren &lt;<text:a xlink:type="simple" xlink:href="mailto:ironix@trollop.org">ironix@trollop.org&gt;</text:a></text:p>
      <text:p text:style-name="P3"><text:tab/>A00683006</text:p>
      <text:p text:style-name="P7"/>
      <text:p text:style-name="P7"><text:tab/>COMP 7615 • BCIT • September 20, 2009</text:p>
      <text:p text:style-name="P7"/>
      <text:p text:style-name="P2"><draw:g text:anchor-type="as-char" svg:y="0cm" draw:z-index="0" draw:style-name="gr1"><draw:line draw:style-name="gr2" draw:text-style-name="P14" svg:x1="0cm" svg:y1="0cm" svg:x2="15.24cm" svg:y2="0cm"><text:p/></draw:line><draw:frame draw:style-name="gr3" draw:text-style-name="P15" svg:width="15.241cm" svg:height="0.003cm" svg:x="0cm" svg:y="0cm"><draw:text-box><text:p/></draw:text-box></draw:frame></draw:g></text:p>
      <text:p text:style-name="Free_20_Form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2">Purpose<text:tab/>3</text:p>
          <text:p text:style-name="P12">Procedures<text:tab/>3</text:p>
          <text:p text:style-name="P11">Texts Used<text:tab/>3</text:p>
          <text:p text:style-name="P12">Discussion<text:tab/>3</text:p>
          <text:p text:style-name="P12">Conclusion<text:tab/>3</text:p>
        </text:index-body>
      </text:table-of-content>
      <text:p text:style-name="Free_20_Form"/>
      <text:h text:style-name="P9" text:outline-level="1">Purpose</text:h>
      <text:p text:style-name="Body">Text</text:p>
      <text:h text:style-name="Heading_20_1" text:outline-level="1">Procedures</text:h>
      <text:h text:style-name="Heading_20_2" text:outline-level="2">Texts Used</text:h>
      <text:list xml:id="list482777533" text:style-name="Bullet_20_List">
        <text:list-item>
          <text:p text:style-name="P8"><text:span text:style-name="T1">Text #1 </text:span>– Astounding Stories of Super-Science, February 1930:<text:line-break/><text:a xlink:type="simple" xlink:href="http://www.gutenberg.org/ebooks/28617">http://www.gutenberg.org/ebooks/28617</text:a></text:p>
        </text:list-item>
        <text:list-item>
          <text:p text:style-name="P8"><text:span text:style-name="T1">Text #2 </text:span>– Astounding Stories of Super-Science, March 1930:<text:line-break/><text:a xlink:type="simple" xlink:href="http://www.gutenberg.org/ebooks/29607">http://www.gutenberg.org/ebooks/29607</text:a></text:p>
        </text:list-item>
        <text:list-item>
          <text:p text:style-name="P8"><text:span text:style-name="T1">Text #3</text:span> – Astounding Stories of Super-Science, April 1930:<text:line-break/><text:a xlink:type="simple" xlink:href="http://www.gutenberg.org/ebooks/29390">http://www.gutenberg.org/ebooks/29390</text:a></text:p>
        </text:list-item>
      </text:list>
      <text:h text:style-name="Heading_20_1" text:outline-level="1">Discussion</text:h>
      <text:p text:style-name="Body">Text</text:p>
      <text:h text:style-name="Heading_20_1" text:outline-level="1">Conclusion</text:h>
      <text:p text:style-name="Body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HelveticaNeue" svg:font-family="HelveticaNeue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padding="0.101cm" fo:border-left="none" fo:border-right="none" fo:border-top="none" fo:border-bottom="0.035cm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6cm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shadow="none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1cm" fo:margin-left="0cm" fo:margin-right="0cm" fo:margin-top="0.921cm" style:dynamic-spacing="true"/>
      </style:footer-style>
    </style:page-layout>
    <style:page-layout style:name="Mpm2" style:page-usage="right">
      <style:page-layout-properties fo:page-width="21.59cm" fo:page-height="27.94cm" style:num-format="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7.9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3</text:page-number> of <text:page-count>3</text:page-count></text:p>
      </style:footer>
      <style:footer-left>
        <text:p text:style-name="Header_20__26__20_Footer">Page <text:page-number text:select-page="current">3</text:page-number> of <text:page-count>3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editing-duration>PT01H13M45S</meta:editing-duration>
    <meta:editing-cycles>33</meta:editing-cycles>
    <meta:creation-date>2009-09-20T22:11:21</meta:creation-date>
    <meta:initial-creator>Steffen Norgren</meta:initial-creator>
    <dc:date>2009-09-20T23:28:04</dc:date>
    <dc:creator>Steffen Norgren</dc:creator>
    <meta:printed-by>Steffen Norgren</meta:printed-by>
    <meta:print-date>2009-09-20T22:48:20</meta:print-date>
    <meta:document-statistic meta:table-count="0" meta:image-count="0" meta:object-count="0" meta:page-count="3" meta:paragraph-count="26" meta:word-count="81" meta:character-count="574"/>
  </office:meta>
</office:document-meta>
</file>